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ff0000" draw:marker-start-width="0.358cm" draw:marker-end-width="0.358cm" svg:stroke-opacity="0%" draw:fill="none" draw:fill-color="#ffffff" fo:min-height="4.247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1.02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03cm" fo:min-width="2.279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solid" svg:stroke-width="0.106cm" svg:stroke-color="#ff0000" draw:marker-start-width="0.359cm" draw:marker-end-width="0.359cm" draw:fill="none" draw:fill-color="#ffffff" fo:min-height="4.195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svg:stroke-opacity="60%" draw:textarea-horizontal-align="justify" draw:textarea-vertical-align="middle" draw:auto-grow-height="false" fo:min-height="0.622cm" fo:min-width="2.4cm"/>
    </style:style>
    <style:style style:name="gr8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637cm" fo:min-width="3.09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paragraph-properties fo:text-align="center"/>
    </style:style>
    <style:style style:name="P6" style:family="paragraph">
      <loext:graphic-properties draw:fill="solid"/>
    </style:style>
    <style:style style:name="P7" style:family="paragraph"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42cm" svg:height="4.601cm" svg:x="2.905cm" svg:y="2.905cm">
          <draw:text-box>
            <text:p>Gen POP model</text:p>
          </draw:text-box>
        </draw:frame>
        <draw:custom-shape draw:style-name="gr2" draw:text-style-name="P2" draw:layer="layout" svg:width="1.524cm" svg:height="1.27cm" svg:x="3.032cm" svg:y="3.8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24cm" svg:height="1.27cm" svg:x="3.794cm" svg:y="4.55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97cm" svg:height="0.725cm" svg:x="2.932cm" svg:y="3.921cm">
          <draw:text-box>
            <text:p text:style-name="P3">F0</text:p>
          </draw:text-box>
        </draw:frame>
        <draw:custom-shape draw:style-name="gr2" draw:text-style-name="P2" draw:layer="layout" svg:width="1.524cm" svg:height="1.27cm" svg:x="4.81cm" svg:y="5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75cm" svg:height="1.905cm" draw:transform="rotate (-0.711396203112887) translate (6.689cm 7.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0.127cm" svg:height="0.001cm" svg:x="10.398cm" svg:y="5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" draw:layer="layout" svg:width="5.842cm" svg:height="4.551cm" svg:x="7.985cm" svg:y="10.525cm">
          <draw:text-box>
            <text:p><text:s text:c="4"/>Screened pop</text:p>
          </draw:text-box>
        </draw:frame>
        <draw:custom-shape draw:style-name="gr2" draw:text-style-name="P2" draw:layer="layout" svg:width="1.524cm" svg:height="1.27cm" svg:x="8.112cm" svg:y="11.4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24cm" svg:height="1.27cm" svg:x="8.874cm" svg:y="12.17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97cm" svg:height="0.725cm" svg:x="8.012cm" svg:y="11.541cm">
          <draw:text-box>
            <text:p text:style-name="P3">F0</text:p>
          </draw:text-box>
        </draw:frame>
        <draw:custom-shape draw:style-name="gr2" draw:text-style-name="P2" draw:layer="layout" svg:width="1.524cm" svg:height="1.27cm" svg:x="9.89cm" svg:y="13.0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314cm" svg:height="1.744cm" draw:transform="rotate (-1.5707963267949) translate (9.89cm 14.08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6.604cm" svg:height="1.778cm" svg:x="5.572cm" svg:y="17.51cm">
          <draw:text-box>
            <text:p>Chronic subjects treated with DAA</text:p>
          </draw:text-box>
        </draw:frame>
        <draw:frame draw:style-name="gr9" draw:text-style-name="P1" draw:layer="layout" svg:width="7.493cm" svg:height="1.143cm" svg:x="6.969cm" svg:y="7.731cm">
          <draw:text-box>
            <text:p>Screen at rate r per year</text:p>
          </draw:text-box>
        </draw:frame>
        <draw:frame draw:style-name="gr6" draw:text-style-name="P1" draw:layer="layout" svg:width="5.842cm" svg:height="4.551cm" svg:x="2.651cm" svg:y="2.778cm">
          <draw:text-box>
            <text:p><text:s text:c="4"/></text:p>
          </draw:text-box>
        </draw:frame>
        <draw:line draw:style-name="gr10" draw:text-style-name="P6" draw:layer="layout" svg:x1="6.08cm" svg:y1="11.668cm" svg:x2="7.858cm" svg:y2="13.446cm">
          <text:p/>
        </draw:line>
        <draw:line draw:style-name="gr10" draw:text-style-name="P6" draw:layer="layout" svg:x1="11.668cm" svg:y1="3.921cm" svg:x2="8.942cm" svg:y2="3.921cm">
          <text:p/>
        </draw:line>
        <draw:custom-shape draw:style-name="gr11" draw:text-style-name="P2" draw:layer="layout" svg:width="5.08cm" svg:height="2.667cm" svg:x="11.922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4.064cm" svg:height="1.905cm" svg:x="12.557cm" svg:y="3.159cm">
          <draw:text-box>
            <text:p>Population specific epidemic model parameters</text:p>
          </draw:text-box>
        </draw:frame>
        <draw:custom-shape draw:style-name="gr11" draw:text-style-name="P2" draw:layer="layout" svg:width="5.08cm" svg:height="2.667cm" svg:x="1.127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4.064cm" svg:height="1.905cm" svg:x="1.762cm" svg:y="10.271cm">
          <draw:text-box>
            <text:p>Population specific epidemic model parameters</text:p>
          </draw:text-box>
        </draw:frame>
        <draw:frame draw:style-name="gr13" draw:text-style-name="P8" draw:layer="layout" svg:width="16.764cm" svg:height="1.673cm" svg:x="2.397cm" svg:y="1cm">
          <draw:text-box>
            <text:p text:style-name="P7"><text:span text:style-name="T1">General population, screen and DAA treatmen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2T14:10:02.667526163</meta:creation-date>
    <dc:date>2021-04-22T14:28:42.994817242</dc:date>
    <meta:editing-duration>PT8M30S</meta:editing-duration>
    <meta:editing-cycles>1</meta:editing-cycles>
    <meta:document-statistic meta:object-count="23"/>
    <meta:generator>LibreOffice/6.4.6.2$Linux_X86_64 LibreOffice_project/40$Build-2</meta:generator>
  </office:meta>
</office:document-meta>
</file>